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e07c6" officeooo:paragraph-rsid="000e07c6"/>
    </style:style>
    <style:style style:name="T1" style:family="text">
      <style:text-properties officeooo:rsid="000e07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lendor - Finite State Machine</text:p>
      <text:h text:style-name="Heading_20_1" text:outline-level="1"><text:span text:style-name="T1">System: </text:span>Game</text:h>
      <text:list xml:id="list8022349402347244779" text:style-name="L1">
        <text:list-item>
          <text:p text:style-name="P1">State: Set up</text:p>
          <text:list>
            <text:list-item>
              <text:p text:style-name="P1">Before: </text:p>
              <text:list>
                <text:list-item>
                  <text:p text:style-name="P1">Initialise game</text:p>
                </text:list-item>
                <text:list-item>
                  <text:p text:style-name="P1">Draw board</text:p>
                </text:list-item>
              </text:list>
            </text:list-item>
            <text:list-item>
              <text:p text:style-name="P1">Events:</text:p>
              <text:list>
                <text:list-item>
                  <text:p text:style-name="P1">Initialisation complete: Transition(game, first turn)</text:p>
                </text:list-item>
              </text:list>
            </text:list-item>
          </text:list>
        </text:list-item>
        <text:list-item>
          <text:p text:style-name="P1">State: First Turn</text:p>
          <text:list>
            <text:list-item>
              <text:p text:style-name="P1">Before: Transition(first player, start turn)</text:p>
            </text:list-item>
            <text:list-item>
              <text:p text:style-name="P1">Events:</text:p>
              <text:list>
                <text:list-item>
                  <text:p text:style-name="P1">Turn complete: </text:p>
                  <text:list>
                    <text:list-item>
                      <text:p text:style-name="P1">If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3:12:36.920388190</meta:creation-date>
    <dc:date>2017-02-18T13:20:20.689761461</dc:date>
    <meta:editing-duration>PT7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44" meta:character-count="246" meta:non-whitespace-character-count="223"/>
  </office:meta>
</office:document-meta>
</file>